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41AD8B3E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846cm" svg:height="18.5cm" svg:x="1.154cm" svg:y="1cm">
          <draw:image xlink:href="Pictures/10000000000005A0000003641AD8B3E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1:52:49</meta:creation-date>
    <dc:date>2010-01-17T11:54:55.35</dc:date>
    <meta:editing-duration>PT00H02M07S</meta:editing-duration>
    <meta:editing-cycles>3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